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11" style:family="paragraph" style:parent-style-name="Standard" style:list-style-name="WWNum1">
      <style:text-properties fo:font-size="12pt" style:font-size-asian="12pt" style:font-size-complex="12pt"/>
    </style:style>
    <style:style style:name="P12" style:family="paragraph" style:parent-style-name="Standard" style:list-style-name="WWNum1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WWNum1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WWNum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WWNum1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WWNum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WWNum1">
      <style:paragraph-properties fo:text-align="start" style:justify-single-word="false"/>
    </style:style>
    <style:style style:name="P18" style:family="paragraph" style:parent-style-name="Standard" style:list-style-name="WWNum1">
      <style:paragraph-properties fo:margin-left="0.492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9" style:family="paragraph" style:parent-style-name="Standard" style:list-style-name="WWNum1">
      <style:paragraph-properties fo:text-align="start" style:justify-single-word="false" fo:break-before="pag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0ad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Whitmore Lake Robotics Utilities Lesson (</text:span>Terminator, <text:span text:style-name="T4">B</text:span>ash and <text:span text:style-name="T4">GIT)</text:span></text:p>
      <text:p text:style-name="P5"/>
      <text:list xml:id="list1930920170318074086" text:style-name="WWNum1">
        <text:list-item>
          <text:p text:style-name="P11">What is Terminator?</text:p>
        </text:list-item>
      </text:list>
      <text:p text:style-name="P6"/>
      <text:p text:style-name="P6"/>
      <text:list xml:id="list4718865718304936862" text:style-name="WWNum1">
        <text:list-header>
          <text:p text:style-name="P18">A program that allows you to run a shell program where you can type commands</text:p>
        </text:list-header>
      </text:list>
      <text:p text:style-name="P6"/>
      <text:list xml:id="list2229021707531627157" text:style-name="WWNum1">
        <text:list-item>
          <text:list>
            <text:list-item>
              <text:p text:style-name="P13">open a terminator window</text:p>
            </text:list-item>
            <text:list-item>
              <text:p text:style-name="P15">What does the window tell you?</text:p>
            </text:list-item>
            <text:list-item>
              <text:p text:style-name="P15">What is your home directory?</text:p>
            </text:list-item>
            <text:list-item>
              <text:p text:style-name="P15">What is “~/” short hand for</text:p>
            </text:list-item>
            <text:list-item>
              <text:p text:style-name="P15">How to add the terminator icon to the panel</text:p>
            </text:list-item>
            <text:list-item>
              <text:p text:style-name="P15">how to add the terminator icon to the favorites list</text:p>
            </text:list-item>
            <text:list-item>
              <text:p text:style-name="P15">Why do this?</text:p>
            </text:list-item>
          </text:list>
        </text:list-item>
      </text:list>
      <text:p text:style-name="P3"/>
      <text:list xml:id="list213448409522834" text:continue-numbering="true" text:style-name="WWNum1">
        <text:list-item>
          <text:p text:style-name="P12">useful commands</text:p>
        </text:list-item>
      </text:list>
      <text:list xml:id="list213448436044707" text:continue-list="list4718865718304936862" text:style-name="WWNum1">
        <text:list-item>
          <text:list>
            <text:list-item>
              <text:p text:style-name="P12">cd (change directory)</text:p>
            </text:list-item>
            <text:list-item>
              <text:p text:style-name="P17"><text:span text:style-name="T1">cd to </text:span><text:span text:style-name="T2">workspace/TrobotWorkstationSetup/</text:span><text:span text:style-name="T1"> </text:span></text:p>
            </text:list-item>
            <text:list-item>
              <text:p text:style-name="P12">how change back to home?</text:p>
            </text:list-item>
            <text:list-item>
              <text:p text:style-name="P12">What does the tab key do if you type a few letters of the new directory that you want to change to?</text:p>
            </text:list-item>
          </text:list>
        </text:list-item>
      </text:list>
      <text:p text:style-name="P1"/>
      <text:list xml:id="list213447790648593" text:continue-numbering="true" text:style-name="WWNum1">
        <text:list-item>
          <text:list>
            <text:list-item>
              <text:p text:style-name="P12">pwd (present working directory)</text:p>
              <text:list>
                <text:list-item>
                  <text:p text:style-name="P17"><text:span text:style-name="T3">type </text:span><text:span text:style-name="T2">pwd</text:span><text:span text:style-name="T3"> into the terminator window</text:span></text:p>
                </text:list-item>
                <text:list-item>
                  <text:p text:style-name="P12">What did it tell you?</text:p>
                </text:list-item>
              </text:list>
            </text:list-item>
          </text:list>
        </text:list-item>
      </text:list>
      <text:p text:style-name="P1"/>
      <text:list xml:id="list213449337371345" text:continue-numbering="true" text:style-name="WWNum1">
        <text:list-item>
          <text:list>
            <text:list-item>
              <text:p text:style-name="P12">ls (list)</text:p>
              <text:list>
                <text:list-item>
                  <text:p text:style-name="P12">What does list show you ? <text:s text:c="2"/>Issue the various ls commands below and note how the output changes.</text:p>
                </text:list-item>
              </text:list>
            </text:list-item>
          </text:list>
        </text:list-item>
      </text:list>
      <text:p text:style-name="P1"/>
      <text:list xml:id="list213447803290055" text:continue-numbering="true" text:style-name="WWNum1">
        <text:list-item>
          <text:list>
            <text:list-item>
              <text:list>
                <text:list-item>
                  <text:p text:style-name="P17"><text:span text:style-name="T2">ls</text:span><text:span text:style-name="T1"> <text:s/>(list)</text:span></text:p>
                </text:list-item>
                <text:list-item>
                  <text:p text:style-name="P17"><text:span text:style-name="T2">ls -a</text:span><text:span text:style-name="T1"> <text:s/>(list all)</text:span></text:p>
                </text:list-item>
                <text:list-item>
                  <text:p text:style-name="P17"><text:span text:style-name="T2">ls -l</text:span><text:span text:style-name="T1"> (list long)</text:span></text:p>
                </text:list-item>
                <text:list-item>
                  <text:p text:style-name="P17"><text:span text:style-name="T2">ll</text:span><text:span text:style-name="T1"> (short cut for list long)</text:span></text:p>
                </text:list-item>
              </text:list>
            </text:list-item>
          </text:list>
        </text:list-item>
      </text:list>
      <text:p text:style-name="P1"/>
      <text:list xml:id="list213448920157913" text:continue-numbering="true" text:style-name="WWNum1">
        <text:list-item>
          <text:list>
            <text:list-item>
              <text:p text:style-name="P12">man (manual)</text:p>
              <text:list>
                <text:list-item>
                  <text:p text:style-name="P16">man ls</text:p>
                </text:list-item>
                <text:list-item>
                  <text:p text:style-name="P12">man pwd</text:p>
                </text:list-item>
                <text:list-item>
                  <text:p text:style-name="P12">man find</text:p>
                </text:list-item>
              </text:list>
            </text:list-item>
          </text:list>
        </text:list-item>
      </text:list>
      <text:p text:style-name="P1"/>
      <text:list xml:id="list213448949312436" text:continue-numbering="true" text:style-name="WWNum1">
        <text:list-item>
          <text:list>
            <text:list-item>
              <text:p text:style-name="P12">How to quit the terminator shell</text:p>
              <text:list>
                <text:list-item>
                  <text:p text:style-name="P16">exit</text:p>
                </text:list-item>
              </text:list>
            </text:list-item>
          </text:list>
        </text:list-item>
      </text:list>
      <text:p text:style-name="P1"/>
      <text:list xml:id="list213449415636319" text:continue-numbering="true" text:style-name="WWNum1">
        <text:list-item>
          <text:p text:style-name="P19">What is git?</text:p>
        </text:list-item>
      </text:list>
      <text:p text:style-name="P6">Git is a program called version control that a team uses to control versions of their program. <text:s text:c="2"/>Both HS and MS robotics team use git to version/backup their software.</text:p>
      <text:p text:style-name="P6"/>
      <text:list xml:id="list213448303464089" text:continue-list="list213449415636319" text:style-name="WWNum1">
        <text:list-item>
          <text:list>
            <text:list-item text:start-value="1">
              <text:p text:style-name="P12">Git cheat sheet –pass it out now.</text:p>
            </text:list-item>
            <text:list-item>
              <text:p text:style-name="P12">Github ? <text:s/>https://github.com/</text:p>
            </text:list-item>
            <text:list-item>
              <text:p text:style-name="P12">What is a repository ?</text:p>
            </text:list-item>
            <text:list-item>
              <text:p text:style-name="P12">What is a commit ?</text:p>
            </text:list-item>
            <text:list-item>
              <text:p text:style-name="P12">What is a branch ?</text:p>
            </text:list-item>
          </text:list>
        </text:list-item>
      </text:list>
      <text:p text:style-name="P1"/>
      <text:p text:style-name="P1"><text:tab/> </text:p>
      <text:list xml:id="list213447525983337" text:continue-numbering="true" text:style-name="WWNum1">
        <text:list-item>
          <text:p text:style-name="P12">We need to do our first git work</text:p>
          <text:list>
            <text:list-item>
              <text:p text:style-name="P14">cd <text:s/>workspace/TrobotWorkstationSetup</text:p>
            </text:list-item>
            <text:list-item>
              <text:p text:style-name="P17"><text:span text:style-name="T3">do an </text:span><text:span text:style-name="T2">ls *.sh</text:span><text:span text:style-name="T3"> What did it show you</text:span><text:span text:style-name="T2"> ? </text:span></text:p>
            </text:list-item>
            <text:list-item>
              <text:p text:style-name="P14">git pull</text:p>
              <text:list>
                <text:list-item>
                  <text:p text:style-name="P17"><text:span text:style-name="T1">what do you think </text:span><text:span text:style-name="T2">git pull</text:span><text:span text:style-name="T1"> did?</text:span></text:p>
                </text:list-item>
                <text:list-item>
                  <text:p text:style-name="P17"><text:span text:style-name="T1">Do another </text:span><text:span text:style-name="T2">ls *sh</text:span><text:span text:style-name="T1"> <text:s text:c="4"/>Are there new files there?</text:span></text:p>
                </text:list-item>
              </text:list>
            </text:list-item>
          </text:list>
        </text:list-item>
      </text:list>
      <text:p text:style-name="P1"/>
      <text:list xml:id="list213447917551677" text:continue-numbering="true" text:style-name="WWNum1">
        <text:list-item>
          <text:p text:style-name="P12">What is gedit?</text:p>
          <text:list>
            <text:list-item>
              <text:p text:style-name="P12">How to open gedit?</text:p>
            </text:list-item>
            <text:list-item>
              <text:p text:style-name="P12">how to save files in gedit</text:p>
              <text:list>
                <text:list-item>
                  <text:p text:style-name="P17"><text:span text:style-name="T1">edit the file </text:span><text:span text:style-name="T2">/home/mg15/workspace/TrobotWorkstationSetup/setup-git.sh</text:span></text:p>
                </text:list-item>
                <text:list-item>
                  <text:p text:style-name="P17"><text:span text:style-name="T1">set the user.mail value to </text:span><text:span text:style-name="T2">"WLHSRoboticsTeam@gmail.com"</text:span></text:p>
                </text:list-item>
                <text:list-item>
                  <text:p text:style-name="P17"><text:span text:style-name="T1">set the user.name </text:span><text:span text:style-name="T2">"WL Robotics"</text:span></text:p>
                </text:list-item>
                <text:list-item>
                  <text:p text:style-name="P12">run setup-git.sh in bash by typing these commands in a new terminator window</text:p>
                  <text:list>
                    <text:list-item>
                      <text:p text:style-name="P14">“workspace/TrobotsWorkstationSetup/setup-git.sh”</text:p>
                    </text:list-item>
                    <text:list-item>
                      <text:p text:style-name="P12">what happened?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13448825762891" text:continue-numbering="true" text:style-name="WWNum1">
        <text:list-item>
          <text:p text:style-name="P12">Basic git Commands</text:p>
          <text:list>
            <text:list-item>
              <text:p text:style-name="P12">git clone</text:p>
              <text:list>
                <text:list-item>
                  <text:p text:style-name="P14">cd to ~/workspace</text:p>
                </text:list-item>
                <text:list-item>
                  <text:p text:style-name="P17"><text:span text:style-name="T2">clone </text:span><text:span text:style-name="Internet_20_link"><text:span text:style-name="T2">https://github.com/WhitmoreLakeTroBots/2017-Steamworks.git</text:span></text:span></text:p>
                </text:list-item>
                <text:list-item>
                  <text:p text:style-name="P14">cd 2017-Steamworks</text:p>
                </text:list-item>
              </text:list>
            </text:list-item>
          </text:list>
        </text:list-item>
      </text:list>
      <text:p text:style-name="P2"/>
      <text:list xml:id="list213449357308450" text:continue-numbering="true" text:style-name="WWNum1">
        <text:list-item>
          <text:list>
            <text:list-item>
              <text:p text:style-name="P12">git status </text:p>
              <text:list>
                <text:list-item>
                  <text:p text:style-name="P12">issue the command git status</text:p>
                </text:list-item>
                <text:list-item>
                  <text:p text:style-name="P12">What branch are you on?</text:p>
                </text:list-item>
                <text:list-item>
                  <text:p text:style-name="P12">What is your status?</text:p>
                </text:list-item>
              </text:list>
            </text:list-item>
          </text:list>
        </text:list-item>
      </text:list>
      <text:p text:style-name="P1"/>
      <text:list xml:id="list213449349279453" text:continue-numbering="true" text:style-name="WWNum1">
        <text:list-item>
          <text:list>
            <text:list-item>
              <text:p text:style-name="P17"><text:span text:style-name="T1">Review the log with </text:span><text:span text:style-name="T2">git log</text:span><text:span text:style-name="T1"> </text:span></text:p>
            </text:list-item>
          </text:list>
        </text:list-item>
      </text:list>
      <text:p text:style-name="P8">press q to quick the git log command</text:p>
      <text:list xml:id="list213448842529932" text:continue-numbering="true" text:style-name="WWNum1">
        <text:list-item>
          <text:list>
            <text:list-item>
              <text:list>
                <text:list-item>
                  <text:p text:style-name="P17"><text:span text:style-name="T1">issue a </text:span><text:span text:style-name="T2">git log</text:span><text:span text:style-name="T1"> </text:span></text:p>
                </text:list-item>
                <text:list-item>
                  <text:p text:style-name="P12">what did git log show you</text:p>
                </text:list-item>
                <text:list-item>
                  <text:p text:style-name="P17"><text:span text:style-name="T1">issue a </text:span><text:span text:style-name="T2">git log –oneline</text:span></text:p>
                </text:list-item>
                <text:list-item>
                  <text:p text:style-name="P17"><text:span text:style-name="T3">issue a </text:span><text:span text:style-name="T2">git log –oneline --graph</text:span></text:p>
                </text:list-item>
              </text:list>
            </text:list-item>
          </text:list>
        </text:list-item>
      </text:list>
      <text:p text:style-name="P1"/>
      <text:list xml:id="list213448006012206" text:continue-numbering="true" text:style-name="WWNum1">
        <text:list-item>
          <text:list>
            <text:list-item>
              <text:p text:style-name="P12">Git branch</text:p>
              <text:list>
                <text:list-item>
                  <text:p text:style-name="P17"><text:span text:style-name="T1">issue the </text:span><text:span text:style-name="T2">git branch -vv</text:span></text:p>
                </text:list-item>
                <text:list-item>
                  <text:p text:style-name="P17"><text:span text:style-name="T1">what did </text:span><text:span text:style-name="T2">git branch -vv</text:span><text:span text:style-name="T1"> show you?</text:span></text:p>
                </text:list-item>
              </text:list>
            </text:list-item>
          </text:list>
        </text:list-item>
      </text:list>
      <text:p text:style-name="P1"><text:soft-page-break/></text:p>
      <text:list xml:id="list213448340914468" text:continue-numbering="true" text:style-name="WWNum1">
        <text:list-item>
          <text:p text:style-name="P16">Gitg Program</text:p>
          <text:list>
            <text:list-item>
              <text:p text:style-name="P16">what is gitg ?</text:p>
            </text:list-item>
          </text:list>
        </text:list-item>
      </text:list>
      <text:p text:style-name="P9">A graphical tool used to view a git repository</text:p>
      <text:p text:style-name="P9">Open gitg and then open the 2017-Steamworks directory with it.</text:p>
      <text:list xml:id="list213448746155239" text:continue-numbering="true" text:style-name="WWNum1">
        <text:list-item>
          <text:list>
            <text:list-item>
              <text:p text:style-name="P16">Why what did gitg do?</text:p>
            </text:list-item>
            <text:list-item>
              <text:p text:style-name="P16">Why is is useful ?</text:p>
            </text:list-item>
            <text:list-item>
              <text:p text:style-name="P16">What was the commit from 2017-03-11?</text:p>
            </text:list-item>
          </text:list>
        </text:list-item>
      </text:list>
      <text:p text:style-name="P4"/>
      <text:p text:style-name="P7"/>
      <text:list xml:id="list213448669883441" text:continue-numbering="true" text:style-name="WWNum1">
        <text:list-item>
          <text:p text:style-name="P12">Basic git Commands (Again)</text:p>
          <text:list>
            <text:list-item>
              <text:p text:style-name="P12">git clone</text:p>
              <text:list>
                <text:list-item>
                  <text:p text:style-name="P14">cd to ~/workspace</text:p>
                </text:list-item>
                <text:list-item>
                  <text:p text:style-name="P17"><text:span text:style-name="T2">clone </text:span><text:a xlink:type="simple" xlink:href="https://github.com/WhitmoreLakeTroBots/Java-Lessons-Student-Work.git" text:style-name="Internet_20_link" text:visited-style-name="Visited_20_Internet_20_Link"><text:span text:style-name="Internet_20_link"><text:span text:style-name="T2">https://github.com/WhitmoreLakeTroBots/Java-Lessons-Student-Work.git</text:span></text:span></text:a></text:p>
                </text:list-item>
                <text:list-item>
                  <text:p text:style-name="P14">cd Java-Lessons-Student-Work</text:p>
                </text:list-item>
              </text:list>
            </text:list-item>
          </text:list>
        </text:list-item>
      </text:list>
      <text:p text:style-name="P2"/>
      <text:list xml:id="list213448437675537" text:continue-numbering="true" text:style-name="WWNum1">
        <text:list-item>
          <text:list>
            <text:list-item>
              <text:p text:style-name="P17"><text:span text:style-name="T1">check the repository status with </text:span><text:span text:style-name="T2">git status</text:span></text:p>
              <text:list>
                <text:list-item>
                  <text:p text:style-name="P12">What branch are you on?</text:p>
                </text:list-item>
                <text:list-item>
                  <text:p text:style-name="P12">What is your status?</text:p>
                </text:list-item>
              </text:list>
            </text:list-item>
          </text:list>
        </text:list-item>
      </text:list>
      <text:p text:style-name="P1"/>
      <text:list xml:id="list213449358632021" text:continue-numbering="true" text:style-name="WWNum1">
        <text:list-item>
          <text:list>
            <text:list-item>
              <text:p text:style-name="P17"><text:span text:style-name="T1">Review the log with </text:span><text:span text:style-name="T2">git log</text:span><text:span text:style-name="T1"> </text:span></text:p>
            </text:list-item>
          </text:list>
        </text:list-item>
      </text:list>
      <text:p text:style-name="P8">press q to quick the git log command</text:p>
      <text:list xml:id="list213447765509772" text:continue-numbering="true" text:style-name="WWNum1">
        <text:list-item>
          <text:list>
            <text:list-item>
              <text:list>
                <text:list-item>
                  <text:p text:style-name="P17"><text:span text:style-name="T1">issue a </text:span><text:span text:style-name="T2">git log</text:span><text:span text:style-name="T1"> </text:span></text:p>
                </text:list-item>
                <text:list-item>
                  <text:p text:style-name="P12">what did git log show you</text:p>
                </text:list-item>
                <text:list-item>
                  <text:p text:style-name="P17"><text:span text:style-name="T1">issue a </text:span><text:span text:style-name="T2">git log –oneline</text:span></text:p>
                </text:list-item>
                <text:list-item>
                  <text:p text:style-name="P17"><text:span text:style-name="T3">issue a </text:span><text:span text:style-name="T2">git log –oneline --graph</text:span></text:p>
                </text:list-item>
              </text:list>
            </text:list-item>
          </text:list>
        </text:list-item>
      </text:list>
      <text:p text:style-name="P1"/>
      <text:list xml:id="list213448548612003" text:continue-numbering="true" text:style-name="WWNum1">
        <text:list-item>
          <text:list>
            <text:list-item>
              <text:p text:style-name="P17"><text:span text:style-name="T1">Look at all branches that exists with </text:span><text:span text:style-name="T2">git branch -vv</text:span></text:p>
              <text:list>
                <text:list-item>
                  <text:p text:style-name="P17"><text:span text:style-name="T1">Issue </text:span><text:span text:style-name="T2">git branch -vv</text:span><text:span text:style-name="T1"> </text:span></text:p>
                </text:list-item>
                <text:list-item>
                  <text:p text:style-name="P17"><text:span text:style-name="T1">what did </text:span><text:span text:style-name="T2">git branch -vv</text:span><text:span text:style-name="T1"> show you?</text:span></text:p>
                </text:list-item>
              </text:list>
            </text:list-item>
          </text:list>
        </text:list-item>
      </text:list>
      <text:p text:style-name="P1"/>
      <text:list xml:id="list213448551357923" text:continue-numbering="true" text:style-name="WWNum1">
        <text:list-item>
          <text:list>
            <text:list-item>
              <text:p text:style-name="P17"><text:span text:style-name="T1">Pull all branches from git hub with </text:span><text:span text:style-name="T2">git fetch -all</text:span></text:p>
            </text:list-item>
            <text:list-item>
              <text:p text:style-name="P17"><text:span text:style-name="T1">what did </text:span><text:span text:style-name="T2">git fetch -all</text:span><text:span text:style-name="T1"> do ?</text:span></text:p>
            </text:list-item>
          </text:list>
        </text:list-item>
      </text:list>
      <text:p text:style-name="P1"/>
      <text:list xml:id="list213449126829363" text:continue-numbering="true" text:style-name="WWNum1">
        <text:list-item>
          <text:list>
            <text:list-item>
              <text:p text:style-name="P17"><text:span text:style-name="T1">Checkout the master branch with </text:span><text:span text:style-name="T2">git checkout master</text:span></text:p>
            </text:list-item>
            <text:list-item>
              <text:p text:style-name="P17"><text:span text:style-name="T1">Perform a </text:span><text:span text:style-name="T2">git status</text:span><text:span text:style-name="T1"> to verify that you are on branch master</text:span></text:p>
            </text:list-item>
          </text:list>
        </text:list-item>
      </text:list>
      <text:p text:style-name="P1"/>
      <text:list xml:id="list213447882393535" text:continue-numbering="true" text:style-name="WWNum1">
        <text:list-item>
          <text:list>
            <text:list-item>
              <text:p text:style-name="P17"><text:span text:style-name="T1">Create your own branch with this command putting in the first 4 letters of your last name and first 3 letters of your first name </text:span><text:span text:style-name="T2">git branch -b &lt;lastfirst&gt;</text:span></text:p>
            </text:list-item>
          </text:list>
        </text:list-item>
      </text:list>
      <text:p text:style-name="P2"/>
      <text:list xml:id="list213448230312885" text:continue-numbering="true" text:style-name="WWNum1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56" style:layout-grid-base-height="0.1453in" style:layout-grid-ruby-height="0.021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8:39:04</meta:creation-date>
    <meta:initial-creator>mg15 </meta:initial-creator>
    <dc:language>en-US</dc:language>
    <dc:creator>mg15 </dc:creator>
    <dc:date>2017-07-19T21:34:47.148639126</dc:date>
    <meta:editing-cycles>21</meta:editing-cycles>
    <meta:editing-duration>PT2H24M52S</meta:editing-duration>
    <meta:generator>LibreOffice/5.0.3.2$Linux_X86_64 LibreOffice_project/00m0$Build-2</meta:generator>
    <meta:document-statistic meta:table-count="0" meta:image-count="0" meta:object-count="0" meta:page-count="3" meta:paragraph-count="100" meta:word-count="673" meta:character-count="3781" meta:non-whitespace-character-count="3095"/>
  </office:meta>
</office:document-meta>
</file>